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8.44020833333333cm"/>
    </style:style>
    <style:style style:name="co2" style:family="table-column">
      <style:table-column-properties fo:break-before="auto" style:column-width="26.19375cm"/>
    </style:style>
    <style:style style:name="co3" style:family="table-column">
      <style:table-column-properties fo:break-before="auto" style:column-width="9.36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WIN_BOMB_PLANT</text:p>
          </table:table-cell>
          <table:table-cell office:value-type="string" table:style-name="ce2">
            <text:p>http://cdn.akamai.steamstatic.com/steamcommunity/public/images/apps/730/9f60ea3c56b4ab248ab598bbd62568b953116301.jpg</text:p>
          </table:table-cell>
          <table:table-cell office:value-type="string" table:style-name="ce3">
            <text:p>http://cdn.akamai.steamstatic.com/steamcommunity/public/images/apps/730/978bdbc78917f57180549c864a9c7dcc1711dfec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NGE_FRIEND</text:p>
          </table:table-cell>
          <table:table-cell office:value-type="string" table:style-name="ce2">
            <text:p>http://cdn.akamai.steamstatic.com/steamcommunity/public/images/apps/730/a43e9ea14bfc5c7c65d9403bf7ed0869cb1fa0f3.jpg</text:p>
          </table:table-cell>
          <table:table-cell office:value-type="string" table:style-name="ce3">
            <text:p>http://cdn.akamai.steamstatic.com/steamcommunity/public/images/apps/730/056f3578244e069b90d75b8124652ae17b744f9b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EDALIST</text:p>
          </table:table-cell>
          <table:table-cell office:value-type="string" table:style-name="ce2">
            <text:p>http://cdn.akamai.steamstatic.com/steamcommunity/public/images/apps/730/f6d212f58b1055ddb033af1e30b401c6e04a349b.jpg</text:p>
          </table:table-cell>
          <table:table-cell office:value-type="string" table:style-name="ce3">
            <text:p>http://cdn.akamai.steamstatic.com/steamcommunity/public/images/apps/730/8b8face693855070499542ea573f4db7880b898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ILENT_WIN</text:p>
          </table:table-cell>
          <table:table-cell office:value-type="string" table:style-name="ce2">
            <text:p>http://cdn.akamai.steamstatic.com/steamcommunity/public/images/apps/730/9115f55717b4531f2954e2ae97cab50d7c809e04.jpg</text:p>
          </table:table-cell>
          <table:table-cell office:value-type="string" table:style-name="ce3">
            <text:p>http://cdn.akamai.steamstatic.com/steamcommunity/public/images/apps/730/22a386e0d62909cb37748575c2f5a26dacec5ae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BOMB_PLANT_AFTER_RECOVERY</text:p>
          </table:table-cell>
          <table:table-cell office:value-type="string" table:style-name="ce2">
            <text:p>http://cdn.akamai.steamstatic.com/steamcommunity/public/images/apps/730/cf0cd919170e8bc60a58095cc108816849929c2e.jpg</text:p>
          </table:table-cell>
          <table:table-cell office:value-type="string" table:style-name="ce3">
            <text:p>http://cdn.akamai.steamstatic.com/steamcommunity/public/images/apps/730/926535a647e8c5d1ebab852b6c24ddf2d877d82f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ST_ROUND_WIN</text:p>
          </table:table-cell>
          <table:table-cell office:value-type="string" table:style-name="ce2">
            <text:p>http://cdn.akamai.steamstatic.com/steamcommunity/public/images/apps/730/a59e158dfc2235c98d8c228ae045ee11ed66f793.jpg</text:p>
          </table:table-cell>
          <table:table-cell office:value-type="string" table:style-name="ce3">
            <text:p>http://cdn.akamai.steamstatic.com/steamcommunity/public/images/apps/730/72235305f0d97186ddaeb7d4364b621a1a2c9472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RN_MONEY_HIGH</text:p>
          </table:table-cell>
          <table:table-cell office:value-type="string" table:style-name="ce2">
            <text:p>http://cdn.akamai.steamstatic.com/steamcommunity/public/images/apps/730/eeed5298fbd3d97c0506a3e8d01c17bedaa5cb73.jpg</text:p>
          </table:table-cell>
          <table:table-cell office:value-type="string" table:style-name="ce3">
            <text:p>http://cdn.akamai.steamstatic.com/steamcommunity/public/images/apps/730/a002fdc6c0e51fdc2b21171352a18e87a5d496fc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_PLANT_LOW</text:p>
          </table:table-cell>
          <table:table-cell office:value-type="string" table:style-name="ce2">
            <text:p>http://cdn.akamai.steamstatic.com/steamcommunity/public/images/apps/730/325ccbd68e599083c1597fd90dc6d4265d1ca3b4.jpg</text:p>
          </table:table-cell>
          <table:table-cell office:value-type="string" table:style-name="ce3">
            <text:p>http://cdn.akamai.steamstatic.com/steamcommunity/public/images/apps/730/a4f62b47ba5a852c71af6fe35411addbc0d1d19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LAWLESS_VICTORY</text:p>
          </table:table-cell>
          <table:table-cell office:value-type="string" table:style-name="ce2">
            <text:p>http://cdn.akamai.steamstatic.com/steamcommunity/public/images/apps/730/4f931d4e6bbc7ca648b16b0440d4440c79a4f37a.jpg</text:p>
          </table:table-cell>
          <table:table-cell office:value-type="string" table:style-name="ce3">
            <text:p>http://cdn.akamai.steamstatic.com/steamcommunity/public/images/apps/730/7f149df390f6e69aa21a06464b72946376b3f220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_MULTIKILL</text:p>
          </table:table-cell>
          <table:table-cell office:value-type="string" table:style-name="ce2">
            <text:p>http://cdn.akamai.steamstatic.com/steamcommunity/public/images/apps/730/6681a60482b56db26030e3f711c873e5d8497437.jpg</text:p>
          </table:table-cell>
          <table:table-cell office:value-type="string" table:style-name="ce3">
            <text:p>http://cdn.akamai.steamstatic.com/steamcommunity/public/images/apps/730/2995213432da44789b6efd136f66f4adeda7c85e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LOODLESS_VICTORY</text:p>
          </table:table-cell>
          <table:table-cell office:value-type="string" table:style-name="ce2">
            <text:p>http://cdn.akamai.steamstatic.com/steamcommunity/public/images/apps/730/9acdeabcc6010e5e317b45125c3d9f8557daeec0.jpg</text:p>
          </table:table-cell>
          <table:table-cell office:value-type="string" table:style-name="ce3">
            <text:p>http://cdn.akamai.steamstatic.com/steamcommunity/public/images/apps/730/b6d7ccf98eeaaa897709e51f9eca48978220d737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LL_BOMB_DEFUSER</text:p>
          </table:table-cell>
          <table:table-cell office:value-type="string" table:style-name="ce2">
            <text:p>http://cdn.akamai.steamstatic.com/steamcommunity/public/images/apps/730/c09cb3fe34841fd1000a48c3b7825c4fde026188.jpg</text:p>
          </table:table-cell>
          <table:table-cell office:value-type="string" table:style-name="ce3">
            <text:p>http://cdn.akamai.steamstatic.com/steamcommunity/public/images/apps/730/010dc024d20bb7471a6ada87ba3d92c840228cbe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CUE_HOSTAGES_LOW</text:p>
          </table:table-cell>
          <table:table-cell office:value-type="string" table:style-name="ce2">
            <text:p>http://cdn.akamai.steamstatic.com/steamcommunity/public/images/apps/730/d7dc5c3aeac2ec8e2fc84d2bd2c302a88f5097df.jpg</text:p>
          </table:table-cell>
          <table:table-cell office:value-type="string" table:style-name="ce3">
            <text:p>http://cdn.akamai.steamstatic.com/steamcommunity/public/images/apps/730/8bc4871cf916f6aded06fe8ee18d0dba447ead17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LL_HOSTAGE_RESCUER</text:p>
          </table:table-cell>
          <table:table-cell office:value-type="string" table:style-name="ce2">
            <text:p>http://cdn.akamai.steamstatic.com/steamcommunity/public/images/apps/730/fdcf88bc3849c21154d04c998564a9f3b9bf49cd.jpg</text:p>
          </table:table-cell>
          <table:table-cell office:value-type="string" table:style-name="ce3">
            <text:p>http://cdn.akamai.steamstatic.com/steamcommunity/public/images/apps/730/d91c75443d98bf5024ee9f3e72ff987324ec6442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FUSE_DEFENSE</text:p>
          </table:table-cell>
          <table:table-cell office:value-type="string" table:style-name="ce2">
            <text:p>http://cdn.akamai.steamstatic.com/steamcommunity/public/images/apps/730/71d7972286f4037b04343cf14a429e9bb890980c.jpg</text:p>
          </table:table-cell>
          <table:table-cell office:value-type="string" table:style-name="ce3">
            <text:p>http://cdn.akamai.steamstatic.com/steamcommunity/public/images/apps/730/792a9f40a7efbbe6db7c4855759403c3b44e5c9b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AST_HOSTAGE_RESCUE</text:p>
          </table:table-cell>
          <table:table-cell office:value-type="string" table:style-name="ce2">
            <text:p>http://cdn.akamai.steamstatic.com/steamcommunity/public/images/apps/730/01b635d400ec0423c81b36894e2cb4abaa7af240.jpg</text:p>
          </table:table-cell>
          <table:table-cell office:value-type="string" table:style-name="ce3">
            <text:p>http://cdn.akamai.steamstatic.com/steamcommunity/public/images/apps/730/692eae86e8c90a12c425840f42bd7e40ef7530fd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PISTOLROUNDS_MED</text:p>
          </table:table-cell>
          <table:table-cell office:value-type="string" table:style-name="ce2">
            <text:p>http://cdn.akamai.steamstatic.com/steamcommunity/public/images/apps/730/44a470bfba23636be7e1ecbedaff876eae9a4329.jpg</text:p>
          </table:table-cell>
          <table:table-cell office:value-type="string" table:style-name="ce3">
            <text:p>http://cdn.akamai.steamstatic.com/steamcommunity/public/images/apps/730/651b7c255be991abefc3bc486d9d60453e62597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CUE_ALL_HOSTAGES</text:p>
          </table:table-cell>
          <table:table-cell office:value-type="string" table:style-name="ce2">
            <text:p>http://cdn.akamai.steamstatic.com/steamcommunity/public/images/apps/730/d3b2aa83c4b326a5267e99cef3a3ac282d054216.jpg</text:p>
          </table:table-cell>
          <table:table-cell office:value-type="string" table:style-name="ce3">
            <text:p>http://cdn.akamai.steamstatic.com/steamcommunity/public/images/apps/730/aebb97cf6847c0676587d904ccca871650466bb5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ONATE_WEAPONS</text:p>
          </table:table-cell>
          <table:table-cell office:value-type="string" table:style-name="ce2">
            <text:p>http://cdn.akamai.steamstatic.com/steamcommunity/public/images/apps/730/d6029b217b817879924136ec61345c9774187ffb.jpg</text:p>
          </table:table-cell>
          <table:table-cell office:value-type="string" table:style-name="ce3">
            <text:p>http://cdn.akamai.steamstatic.com/steamcommunity/public/images/apps/730/004af3a53ba5946d961d220448bdc3eaf1cbbce7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ROUNDS_HIGH</text:p>
          </table:table-cell>
          <table:table-cell office:value-type="string" table:style-name="ce2">
            <text:p>http://cdn.akamai.steamstatic.com/steamcommunity/public/images/apps/730/a7db6313e15f34f9f3b22ed590fd22379a0c4976.jpg</text:p>
          </table:table-cell>
          <table:table-cell office:value-type="string" table:style-name="ce3">
            <text:p>http://cdn.akamai.steamstatic.com/steamcommunity/public/images/apps/730/fbc1578d584d0c722cd67fbe4b5b4c6dd94688dd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OSSLESS_EXTERMINATION</text:p>
          </table:table-cell>
          <table:table-cell office:value-type="string" table:style-name="ce2">
            <text:p>http://cdn.akamai.steamstatic.com/steamcommunity/public/images/apps/730/41015c5223155418271a45369389654ef97db196.jpg</text:p>
          </table:table-cell>
          <table:table-cell office:value-type="string" table:style-name="ce3">
            <text:p>http://cdn.akamai.steamstatic.com/steamcommunity/public/images/apps/730/3d5512ff9975e28bd3fcf1655cf4579575d6a381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ROUNDS_LOW</text:p>
          </table:table-cell>
          <table:table-cell office:value-type="string" table:style-name="ce2">
            <text:p>http://cdn.akamai.steamstatic.com/steamcommunity/public/images/apps/730/9c759a9201a6fd54539f639e3815aa09a7c92d59.jpg</text:p>
          </table:table-cell>
          <table:table-cell office:value-type="string" table:style-name="ce3">
            <text:p>http://cdn.akamai.steamstatic.com/steamcommunity/public/images/apps/730/a8fd9e9be81d3fe455b412ef9d99209e9f2cada7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LL_BOMB_PICKUP</text:p>
          </table:table-cell>
          <table:table-cell office:value-type="string" table:style-name="ce2">
            <text:p>http://cdn.akamai.steamstatic.com/steamcommunity/public/images/apps/730/c8363f9b9d8edefc807592ac0ebf0443638816e4.jpg</text:p>
          </table:table-cell>
          <table:table-cell office:value-type="string" table:style-name="ce3">
            <text:p>http://cdn.akamai.steamstatic.com/steamcommunity/public/images/apps/730/c582137968e8e30b7ad5ff020a122692ae9eda4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PISTOLROUNDS_HIGH</text:p>
          </table:table-cell>
          <table:table-cell office:value-type="string" table:style-name="ce2">
            <text:p>http://cdn.akamai.steamstatic.com/steamcommunity/public/images/apps/730/8ce444eaa5576a0825498af87079e48a92a5f7b2.jpg</text:p>
          </table:table-cell>
          <table:table-cell office:value-type="string" table:style-name="ce3">
            <text:p>http://cdn.akamai.steamstatic.com/steamcommunity/public/images/apps/730/b78f58a74a1e16b7fee1c87c823ac8c47927c85d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ROUNDS_MED</text:p>
          </table:table-cell>
          <table:table-cell office:value-type="string" table:style-name="ce2">
            <text:p>http://cdn.akamai.steamstatic.com/steamcommunity/public/images/apps/730/2cd1d88ac944725d8782a55194a2d69b9b66104d.jpg</text:p>
          </table:table-cell>
          <table:table-cell office:value-type="string" table:style-name="ce3">
            <text:p>http://cdn.akamai.steamstatic.com/steamcommunity/public/images/apps/730/6b1fa9ba30d05ebf806d23a2375a781d99b5fbe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BOMB_DEFUSE</text:p>
          </table:table-cell>
          <table:table-cell office:value-type="string" table:style-name="ce2">
            <text:p>http://cdn.akamai.steamstatic.com/steamcommunity/public/images/apps/730/b2027dac5a9883f0f145e78a33e531a58944f3ec.jpg</text:p>
          </table:table-cell>
          <table:table-cell office:value-type="string" table:style-name="ce3">
            <text:p>http://cdn.akamai.steamstatic.com/steamcommunity/public/images/apps/730/3c3e898c96d92e3f77624bbcf7b02c38d6cc3506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SCUE_HOSTAGES_MED</text:p>
          </table:table-cell>
          <table:table-cell office:value-type="string" table:style-name="ce2">
            <text:p>http://cdn.akamai.steamstatic.com/steamcommunity/public/images/apps/730/d8ffcb12e4fd7bc5c9d60f94c88d820a36f542c8.jpg</text:p>
          </table:table-cell>
          <table:table-cell office:value-type="string" table:style-name="ce3">
            <text:p>http://cdn.akamai.steamstatic.com/steamcommunity/public/images/apps/730/32f99a54c07e3bcba3586728d8be775560a234ac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_DEFUSE_CLOSE_CALL</text:p>
          </table:table-cell>
          <table:table-cell office:value-type="string" table:style-name="ce2">
            <text:p>http://cdn.akamai.steamstatic.com/steamcommunity/public/images/apps/730/986a53e24114699cb1f230f52b55b27e0de28ecf.jpg</text:p>
          </table:table-cell>
          <table:table-cell office:value-type="string" table:style-name="ce3">
            <text:p>http://cdn.akamai.steamstatic.com/steamcommunity/public/images/apps/730/eb4763f562c2ea763afab225e410e74245893e43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ROUNDS_WITHOUT_BUYING</text:p>
          </table:table-cell>
          <table:table-cell office:value-type="string" table:style-name="ce2">
            <text:p>http://cdn.akamai.steamstatic.com/steamcommunity/public/images/apps/730/4ef75482e607ffa171598b739985407645be25f3.jpg</text:p>
          </table:table-cell>
          <table:table-cell office:value-type="string" table:style-name="ce3">
            <text:p>http://cdn.akamai.steamstatic.com/steamcommunity/public/images/apps/730/3a555d55923b301634bc28f8b677be62399235ba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_DEFUSE_LOW</text:p>
          </table:table-cell>
          <table:table-cell office:value-type="string" table:style-name="ce2">
            <text:p>http://cdn.akamai.steamstatic.com/steamcommunity/public/images/apps/730/9b8627953feca51a56f0c2ac871493c8634a1c07.jpg</text:p>
          </table:table-cell>
          <table:table-cell office:value-type="string" table:style-name="ce3">
            <text:p>http://cdn.akamai.steamstatic.com/steamcommunity/public/images/apps/730/2cd43018d802f495bc12abb4299a5354afac2790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RN_MONEY_LOW</text:p>
          </table:table-cell>
          <table:table-cell office:value-type="string" table:style-name="ce2">
            <text:p>http://cdn.akamai.steamstatic.com/steamcommunity/public/images/apps/730/2157e303dc3add51087496ef3a0a21a8c95e3d6f.jpg</text:p>
          </table:table-cell>
          <table:table-cell office:value-type="string" table:style-name="ce3">
            <text:p>http://cdn.akamai.steamstatic.com/steamcommunity/public/images/apps/730/b444bce6ad70aa28a40486c720438ef8995aed8a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ST_PLAYER_ALIVE</text:p>
          </table:table-cell>
          <table:table-cell office:value-type="string" table:style-name="ce2">
            <text:p>http://cdn.akamai.steamstatic.com/steamcommunity/public/images/apps/730/c078614a0d546908b67740b113a65831c33e39a8.jpg</text:p>
          </table:table-cell>
          <table:table-cell office:value-type="string" table:style-name="ce3">
            <text:p>http://cdn.akamai.steamstatic.com/steamcommunity/public/images/apps/730/7f370bafba7252d904a3cb9926f054b076e0e9ce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OOSE_CHASE</text:p>
          </table:table-cell>
          <table:table-cell office:value-type="string" table:style-name="ce2">
            <text:p>http://cdn.akamai.steamstatic.com/steamcommunity/public/images/apps/730/cd81dc5ec3690f20d2686701ed8562f52b18f179.jpg</text:p>
          </table:table-cell>
          <table:table-cell office:value-type="string" table:style-name="ce3">
            <text:p>http://cdn.akamai.steamstatic.com/steamcommunity/public/images/apps/730/1da82ab5cca4b7af581d3d17bd02a537cce61ada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IN_PISTOLROUNDS_LOW</text:p>
          </table:table-cell>
          <table:table-cell office:value-type="string" table:style-name="ce2">
            <text:p>http://cdn.akamai.steamstatic.com/steamcommunity/public/images/apps/730/ee63866f1dedc0ff3d1e5d5be973baa85cce0c5c.jpg</text:p>
          </table:table-cell>
          <table:table-cell office:value-type="string" table:style-name="ce3">
            <text:p>http://cdn.akamai.steamstatic.com/steamcommunity/public/images/apps/730/705f4da0b87357110215e31e12036ab664d024ab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MB_PLANT_IN_25_SECONDS</text:p>
          </table:table-cell>
          <table:table-cell office:value-type="string" table:style-name="ce2">
            <text:p>http://cdn.akamai.steamstatic.com/steamcommunity/public/images/apps/730/648550738f4845f12aa686a1b4ee8c4a51ec2348.jpg</text:p>
          </table:table-cell>
          <table:table-cell office:value-type="string" table:style-name="ce3">
            <text:p>http://cdn.akamai.steamstatic.com/steamcommunity/public/images/apps/730/3c8e0316829a1c3db72668b239ce2ea8669cb781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ARN_MONEY_MED</text:p>
          </table:table-cell>
          <table:table-cell office:value-type="string" table:style-name="ce2">
            <text:p>http://cdn.akamai.steamstatic.com/steamcommunity/public/images/apps/730/2062cb82b9b58bcbdac27c827b42f57e1a57f83e.jpg</text:p>
          </table:table-cell>
          <table:table-cell office:value-type="string" table:style-name="ce3">
            <text:p>http://cdn.akamai.steamstatic.com/steamcommunity/public/images/apps/730/f133ba71921296999d89531dec05447235869fa2.jp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ILL_ENEMY_TEAM</text:p>
          </table:table-cell>
          <table:table-cell office:value-type="string" table:style-name="ce2">
            <text:p>http://cdn.akamai.steamstatic.com/steamcommunity/public/images/apps/730/1e363fcb0d6f929079bf5cd5712801492231a436.jpg</text:p>
          </table:table-cell>
          <table:table-cell office:value-type="string" table:style-name="ce3">
            <text:p>http://cdn.akamai.steamstatic.com/steamcommunity/public/images/apps/730/eeae6a08e52f3cb51c50cb82b089440c2fe735e3.jpg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Yusuf Zaidi</meta:initial-creator>
    <dc:creator>Yusuf Zaidi</dc:creator>
    <meta:creation-date>2015-11-23T00:40:26Z</meta:creation-date>
    <dc:date>2015-11-23T01:38:32Z</dc:date>
  </office:meta>
</office:document-meta>
</file>